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text-properties officeooo:rsid="00145fe3" officeooo:paragraph-rsid="00145fe3"/>
    </style:style>
    <style:style style:name="P2" style:family="paragraph" style:parent-style-name="Textkörper_20_Einrückung_20_Organon">
      <style:text-properties officeooo:rsid="00165f70" officeooo:paragraph-rsid="00165f70"/>
    </style:style>
    <style:style style:name="T1" style:family="text">
      <style:text-properties fo:font-weight="bold" style:font-weight-asian="bold" style:font-weight-complex="bold"/>
    </style:style>
    <style:style style:name="T2" style:family="text">
      <style:text-properties officeooo:rsid="000524dc"/>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63">
        <text:h text:style-name="Heading_20_4" text:outline-level="4">Organizer</text:h>
        <text:p text:style-name="Textkörper_20_Einrückung_20_Organon"/>
        <text:p text:style-name="P1">Mit dem Organizer können einfach und schnell alle Tags des aktuellen Tabs dargestellt und bearbeitet werden. Die Änderungen werden durch einen Klick auf den <text:span text:style-name="T1">Button „Übernehmen“</text:span> für das Projekt übernommen. Durch einen Klick auf den <text:span text:style-name="T1">Button „Menü“</text:span> wird das Calc-Menü eingeblendet. Aus diesem Menü heraus sollten die Organon-Einträge zwar nicht bearbeitet werden <text:span text:style-name="T2">(keine Zeilen oder Spalten einfügen!)</text:span>, aber das Dokument steht dann zur weiteren Verwendung bereit. (z.B. Druck, Export)</text:p>
        <text:p text:style-name="Textkörper_20_Einrückung_20_Organon"/>
        <text:p text:style-name="P2">Um den Organizer zu nutzen, MUSS OO/LO Calc installiert sein.</text:p>
        <text:p text:style-name="Textkörper_20_Einrückung_20_Organon"/>
        <text:p text:style-name="Textkörper_20_Einrückung_20_Organon">Änderungen der <text:span text:style-name="T1">linksseitigen Icons</text:span> werden sofort und ohne Rückmeldung übernommen.</text:p>
        <text:p text:style-name="Textkörper_20_Einrückung_20_Organon"/>
        <text:p text:style-name="Textkörper_20_Einrückung_20_Organon">Sollen Änderungen nicht übernommen werden, kann Calc einfach geschlossen werden.</text:p>
        <text:p text:style-name="Textkörper_20_Einrückung_20_Organon"/>
        <text:p text:style-name="Textkörper_20_Einrückung_20_Organon">Die <text:span text:style-name="T1">Tags "Synopsis" und "Notizen"</text:span> können Fließtext enthalten, Zeilenumbrüche werden mit CTRL + Enter erzeugt.</text:p>
        <text:p text:style-name="Textkörper_20_Einrückung_20_Organon">Eingaben in die <text:span text:style-name="T1">Tags "Personen", "Orte"</text:span>, etc. werden durch Kommata abgetrennt.</text:p>
        <text:p text:style-name="P1">Werden Tags in den Kategorien „Personen“, „Orte“ etc. vollständig gelöscht (d.h. der entsprechende Eintrag taucht in der Kategorie in keiner Datei mehr auf), werden sie auch aus der Tag-Kategorie „Allgemein“ gelöscht, die im Organizer (noch) nicht sichtbar ist.</text:p>
        <text:p text:style-name="Textkörper_20_Einrückung_20_Organon"/>
        <text:p text:style-name="Textkörper_20_Einrückung_20_Organon">Um die <text:span text:style-name="T1">Tags der Baumansicht</text:span> (Icons auf der linken Seite) zu setzen, muss NEBEN und nicht auf sie geklickt werden. Dies ist leider eine technische Beschränkung, die sich nicht so einfach beseitigen läßt. Auch neue Icons können eingefügt werden. Dazu muss ebenfalls neben die Stelle geklickt werden, wo im Falle eines vorhandenen Tags sich dieses befinden würde.</text:p>
        <text:p text:style-name="Textkörper_20_Einrückung_20_Organon"/>
        <text:p text:style-name="Textkörper_20_Einrückung_20_Organon">Dateien können im Organizer zwar bereits umbenannt werden, aber diese Änderung</text:p>
        <text:p text:style-name="Textkörper_20_Einrückung_20_Organon">wird noch nicht übernommen.</text:p>
        <text:p text:style-name="Textkörper_20_Einrückung_20_Organon"/>
        <text:p text:style-name="Textkörper_20_Einrückung_20_Organon">Der Organizer enthält noch nicht alle Funktionen. (z.B. Zeit, Datum, versch. Ansichten) </text:p>
        <text:p text:style-name="Textkörper_20_Einrückung_20_Organon">Komm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12T15:21:12.903000000</dc:date>
    <meta:editing-duration>P0D</meta:editing-duration>
    <meta:editing-cycles>1</meta:editing-cycles>
    <meta:document-statistic meta:table-count="0" meta:image-count="0" meta:object-count="0" meta:page-count="1" meta:paragraph-count="13" meta:word-count="249" meta:character-count="1717" meta:non-whitespace-character-count="1480"/>
    <meta:generator>LibreOffice/4.4.3.2$Windows_x86 LibreOffice_project/88805f81e9fe61362df02b9941de8e38a9b5fd16</meta:generator>
  </office:meta>
</office:document-meta>
</file>